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MOutputStream.writeByte( byte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MOutputStream.seek( long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M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OutputStream.RAM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OutputStream.sizeIn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OutputStream.switchCurrent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AMOutputStream.RAMOutputStream( RAM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MOutputStream.getFilePoin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OutputStream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MOutputStream.writeTo( IndexOutput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AMOutputStream.writeBytes( byte [ ] b , int offset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AMOutputStream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OutputStream.setFile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